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ha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22:37:51.118518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2:17:40.727864620</meta:creation-date>
    <dc:date>2021-07-29T01:23:05.759521203</dc:date>
    <meta:editing-duration>PT2H35M8S</meta:editing-duration>
    <meta:editing-cycles>3</meta:editing-cycles>
    <meta:generator>LibreOffice/6.4.7.2$Linux_X86_64 LibreOffice_project/40$Build-2</meta:generator>
    <meta:document-statistic meta:table-count="1" meta:cell-count="35" meta:object-count="0"/>
  </office:meta>
</office:document-meta>
</file>